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7de717" officeooo:paragraph-rsid="0580b830"/>
    </style:style>
    <style:style style:name="P4" style:family="paragraph" style:parent-style-name="Text_20_body">
      <style:text-properties officeooo:rsid="057de717" officeooo:paragraph-rsid="0585b304"/>
    </style:style>
    <style:style style:name="P5" style:family="paragraph" style:parent-style-name="Text_20_body">
      <style:text-properties officeooo:rsid="0592d04b" officeooo:paragraph-rsid="0592d04b"/>
    </style:style>
    <style:style style:name="P6" style:family="paragraph" style:parent-style-name="Text_20_body">
      <style:text-properties style:font-name="David CLM" officeooo:rsid="05a7e788" officeooo:paragraph-rsid="05ada7df" style:font-name-complex="David CLM"/>
    </style:style>
    <style:style style:name="P7" style:family="paragraph" style:parent-style-name="Text_20_body">
      <style:text-properties officeooo:paragraph-rsid="05953b78"/>
    </style:style>
    <style:style style:name="P8" style:family="paragraph" style:parent-style-name="Text_20_body">
      <style:text-properties officeooo:paragraph-rsid="05cbe994"/>
    </style:style>
    <style:style style:name="P9" style:family="paragraph" style:parent-style-name="Text_20_body">
      <style:text-properties officeooo:paragraph-rsid="05cd8485"/>
    </style:style>
    <style:style style:name="P10" style:family="paragraph" style:parent-style-name="Text_20_body">
      <style:text-properties officeooo:paragraph-rsid="05ce8ca5"/>
    </style:style>
    <style:style style:name="P11" style:family="paragraph" style:parent-style-name="Text_20_body">
      <style:paragraph-properties fo:line-height="100%"/>
      <style:text-properties officeooo:rsid="04af6545" officeooo:paragraph-rsid="04af6545"/>
    </style:style>
    <style:style style:name="P12" style:family="paragraph" style:parent-style-name="Heading_20_2">
      <style:paragraph-properties fo:text-align="end" style:justify-single-word="false" style:writing-mode="rl-tb"/>
      <style:text-properties officeooo:paragraph-rsid="05a1ce51"/>
    </style:style>
    <style:style style:name="P13" style:family="paragraph" style:parent-style-name="Heading_20_2">
      <style:paragraph-properties fo:text-align="end" style:justify-single-word="false" style:writing-mode="rl-tb"/>
      <style:text-properties officeooo:paragraph-rsid="0592d04b"/>
    </style:style>
    <style:style style:name="P14" style:family="paragraph" style:parent-style-name="Heading_20_2">
      <style:paragraph-properties fo:text-align="end" style:justify-single-word="false" style:writing-mode="rl-tb"/>
      <style:text-properties officeooo:paragraph-rsid="05c6bb9f"/>
    </style:style>
    <style:style style:name="P15" style:family="paragraph" style:parent-style-name="Text_20_body">
      <style:paragraph-properties fo:text-align="end" style:justify-single-word="false" style:writing-mode="rl-tb"/>
      <style:text-properties officeooo:paragraph-rsid="05d012c9"/>
    </style:style>
    <style:style style:name="P16" style:family="paragraph" style:parent-style-name="Text_20_body">
      <style:paragraph-properties fo:text-align="end" style:justify-single-word="false" style:writing-mode="rl-tb"/>
      <style:text-properties officeooo:paragraph-rsid="05dcd111"/>
    </style:style>
    <style:style style:name="P17" style:family="paragraph" style:parent-style-name="Text_20_body">
      <style:paragraph-properties fo:text-align="end" style:justify-single-word="false" style:writing-mode="rl-tb"/>
      <style:text-properties officeooo:paragraph-rsid="05ddc49b"/>
    </style:style>
    <style:style style:name="P18" style:family="paragraph" style:parent-style-name="Text_20_body">
      <style:paragraph-properties fo:text-align="end" style:justify-single-word="false" style:writing-mode="rl-tb"/>
      <style:text-properties officeooo:rsid="05b55798" officeooo:paragraph-rsid="05c6bb9f"/>
    </style:style>
    <style:style style:name="P19" style:family="paragraph" style:parent-style-name="Text_20_body">
      <style:paragraph-properties fo:text-align="end" style:justify-single-word="false" style:writing-mode="rl-tb"/>
      <style:text-properties officeooo:rsid="05b55798" officeooo:paragraph-rsid="05d012c9"/>
    </style:style>
    <style:style style:name="P20" style:family="paragraph" style:parent-style-name="Text_20_body">
      <style:paragraph-properties fo:text-align="end" style:justify-single-word="false" style:writing-mode="rl-tb"/>
      <style:text-properties officeooo:rsid="05b72671" officeooo:paragraph-rsid="05c6bb9f"/>
    </style:style>
    <style:style style:name="P21" style:family="paragraph" style:parent-style-name="Text_20_body">
      <style:paragraph-properties fo:text-align="end" style:justify-single-word="false" style:writing-mode="rl-tb"/>
      <style:text-properties style:font-name="Monospace" officeooo:rsid="05ddc49b" officeooo:paragraph-rsid="05ddc49b" style:font-size-asian="10.5pt" style:font-name-complex="David CLM1" style:font-weight-complex="normal"/>
    </style:style>
    <style:style style:name="P22" style:family="paragraph" style:parent-style-name="Text_20_body">
      <style:paragraph-properties fo:text-align="end" style:justify-single-word="false" style:writing-mode="rl-tb"/>
      <style:text-properties officeooo:rsid="05de1f54" officeooo:paragraph-rsid="05de1f54"/>
    </style:style>
    <style:style style:name="P23" style:family="paragraph" style:parent-style-name="Heading_20_2">
      <style:paragraph-properties fo:line-height="100%"/>
      <style:text-properties officeooo:rsid="04af6545" officeooo:paragraph-rsid="05dcd111"/>
    </style:style>
    <style:style style:name="P24" style:family="paragraph" style:parent-style-name="Heading_20_2">
      <style:text-properties officeooo:paragraph-rsid="05dcd111"/>
    </style:style>
    <style:style style:name="P25" style:family="paragraph" style:parent-style-name="Standard">
      <style:text-properties officeooo:paragraph-rsid="05cd8485"/>
    </style:style>
    <style:style style:name="P26" style:family="paragraph" style:parent-style-name="Text_20_body">
      <style:paragraph-properties fo:text-align="start" style:justify-single-word="false" style:writing-mode="lr-tb"/>
      <style:text-properties officeooo:rsid="05b43595" officeooo:paragraph-rsid="05c6bb9f"/>
    </style:style>
    <style:style style:name="P27" style:family="paragraph" style:parent-style-name="Text_20_body">
      <style:paragraph-properties fo:text-align="start" style:justify-single-word="false" style:writing-mode="lr-tb"/>
      <style:text-properties officeooo:rsid="05b43595" officeooo:paragraph-rsid="05cd8485"/>
    </style:style>
    <style:style style:name="P28" style:family="paragraph" style:parent-style-name="Text_20_body">
      <style:paragraph-properties fo:text-align="start" style:justify-single-word="false" style:writing-mode="lr-tb"/>
      <style:text-properties officeooo:paragraph-rsid="05cd8485"/>
    </style:style>
    <style:style style:name="P29" style:family="paragraph" style:parent-style-name="Text_20_body">
      <style:paragraph-properties fo:text-align="start" style:justify-single-word="false" style:writing-mode="lr-tb"/>
      <style:text-properties officeooo:rsid="05b72671" officeooo:paragraph-rsid="05c6bb9f"/>
    </style:style>
    <style:style style:name="P30" style:family="paragraph" style:parent-style-name="Text_20_body">
      <style:paragraph-properties fo:text-align="start" style:justify-single-word="false" style:writing-mode="lr-tb"/>
      <style:text-properties style:font-name="Monospace" officeooo:rsid="05b43595" officeooo:paragraph-rsid="05cd8485" style:font-size-asian="10.5pt" style:font-name-complex="David CLM1" style:font-weight-complex="normal"/>
    </style:style>
    <style:style style:name="P31" style:family="paragraph" style:parent-style-name="Text_20_body">
      <style:paragraph-properties fo:text-align="start" style:justify-single-word="false" style:writing-mode="lr-tb"/>
      <style:text-properties officeooo:rsid="05b55798" officeooo:paragraph-rsid="05c6bb9f"/>
    </style:style>
    <style:style style:name="P32" style:family="paragraph" style:parent-style-name="Heading_20_1">
      <style:paragraph-properties fo:line-height="100%"/>
      <style:text-properties officeooo:rsid="04af6545" officeooo:paragraph-rsid="04af6545"/>
    </style:style>
    <style:style style:name="P33" style:family="paragraph" style:parent-style-name="Text_20_body">
      <style:text-properties officeooo:paragraph-rsid="05867513"/>
    </style:style>
    <style:style style:name="P34" style:family="paragraph" style:parent-style-name="Text_20_body" style:list-style-name="L1">
      <style:paragraph-properties fo:text-align="end" style:justify-single-word="false" style:writing-mode="rl-tb"/>
      <style:text-properties style:font-name="Monospace" officeooo:rsid="05ddc49b" officeooo:paragraph-rsid="05ddc49b" style:font-size-asian="10.5pt" style:font-name-complex="David CLM1" style:font-weight-complex="normal"/>
    </style:style>
    <style:style style:name="P35" style:family="paragraph" style:parent-style-name="Text_20_body">
      <style:paragraph-properties fo:text-align="end" style:justify-single-word="false" style:writing-mode="rl-tb"/>
      <style:text-properties style:font-name="Monospace" officeooo:rsid="05e3f3f0" officeooo:paragraph-rsid="05e3eaaa" style:font-size-asian="10.5pt" style:font-name-complex="David CLM1" style:font-weight-complex="normal"/>
    </style:style>
    <style:style style:name="P36" style:family="paragraph" style:parent-style-name="Text_20_body">
      <style:paragraph-properties fo:text-align="end" style:justify-single-word="false" style:writing-mode="rl-tb"/>
      <style:text-properties style:font-name="Monospace" officeooo:rsid="05e3f3f0" officeooo:paragraph-rsid="05e51ca5" style:font-size-asian="10.5pt" style:font-name-complex="David CLM1" style:font-weight-complex="normal"/>
    </style:style>
    <style:style style:name="P37" style:family="paragraph" style:parent-style-name="Text_20_body">
      <style:paragraph-properties fo:text-align="end" style:justify-single-word="false" style:writing-mode="rl-tb"/>
      <style:text-properties style:font-name="Monospace" officeooo:rsid="05e37122" officeooo:paragraph-rsid="05e3eaaa" style:font-size-asian="10.5pt" style:font-name-complex="David CLM1" style:font-weight-complex="normal"/>
    </style:style>
    <style:style style:name="P38" style:family="paragraph" style:parent-style-name="Text_20_body">
      <style:paragraph-properties fo:text-align="end" style:justify-single-word="false" style:writing-mode="rl-tb"/>
      <style:text-properties style:font-name="Monospace" officeooo:rsid="05e5a7a0" officeooo:paragraph-rsid="05e695e1" style:font-size-asian="10.5pt" style:font-name-complex="David CLM1" style:font-weight-complex="normal"/>
    </style:style>
    <style:style style:name="P39" style:family="paragraph" style:parent-style-name="Text_20_body">
      <style:paragraph-properties fo:text-align="end" style:justify-single-word="false" style:writing-mode="rl-tb"/>
      <style:text-properties style:font-name="Monospace" officeooo:rsid="05e9814b" officeooo:paragraph-rsid="05e96722" style:font-size-asian="10.5pt" style:font-name-complex="David CLM1" style:font-weight-complex="normal"/>
    </style:style>
    <style:style style:name="P40" style:family="paragraph" style:parent-style-name="Text_20_body" style:list-style-name="L3">
      <style:paragraph-properties fo:text-align="end" style:justify-single-word="false" style:writing-mode="rl-tb"/>
      <style:text-properties officeooo:paragraph-rsid="05de1f54"/>
    </style:style>
    <style:style style:name="P41" style:family="paragraph" style:parent-style-name="Text_20_body" style:list-style-name="L3">
      <style:paragraph-properties fo:text-align="end" style:justify-single-word="false" style:writing-mode="rl-tb"/>
      <style:text-properties officeooo:paragraph-rsid="05e51ca5"/>
    </style:style>
    <style:style style:name="P42" style:family="paragraph" style:parent-style-name="Text_20_body" style:list-style-name="L3">
      <style:paragraph-properties fo:text-align="end" style:justify-single-word="false" style:writing-mode="rl-tb"/>
      <style:text-properties officeooo:paragraph-rsid="05e695e1"/>
    </style:style>
    <style:style style:name="P43" style:family="paragraph" style:parent-style-name="Text_20_body" style:list-style-name="L3">
      <style:paragraph-properties fo:text-align="end" style:justify-single-word="false" style:writing-mode="rl-tb"/>
      <style:text-properties officeooo:paragraph-rsid="05e96722"/>
    </style:style>
    <style:style style:name="P44" style:family="paragraph" style:parent-style-name="Text_20_body" style:list-style-name="L3">
      <style:paragraph-properties fo:text-align="end" style:justify-single-word="false" style:writing-mode="rl-tb"/>
      <style:text-properties officeooo:paragraph-rsid="05ef0a0e"/>
    </style:style>
    <style:style style:name="P45" style:family="paragraph" style:parent-style-name="Text_20_body">
      <style:paragraph-properties fo:text-align="end" style:justify-single-word="false" style:writing-mode="rl-tb"/>
      <style:text-properties officeooo:paragraph-rsid="05ef0a0e"/>
    </style:style>
    <style:style style:name="P46" style:family="paragraph" style:parent-style-name="Text_20_body" style:list-style-name="L2">
      <style:paragraph-properties fo:text-align="start" style:justify-single-word="false" style:writing-mode="lr-tb"/>
      <style:text-properties style:font-name="Monospace" officeooo:rsid="05ddc49b" officeooo:paragraph-rsid="05ddc49b" style:font-size-asian="10.5pt" style:font-name-complex="David CLM1" style:font-weight-complex="normal"/>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470a17"/>
    </style:style>
    <style:style style:name="T5" style:family="text">
      <style:text-properties fo:font-style="italic" officeooo:rsid="05a8ffe8" style:font-style-asian="italic" style:font-style-complex="italic"/>
    </style:style>
    <style:style style:name="T6" style:family="text">
      <style:text-properties officeooo:rsid="057f763a"/>
    </style:style>
    <style:style style:name="T7" style:family="text">
      <style:text-properties officeooo:rsid="0580b830"/>
    </style:style>
    <style:style style:name="T8" style:family="text">
      <style:text-properties officeooo:rsid="05867513"/>
    </style:style>
    <style:style style:name="T9" style:family="text">
      <style:text-properties officeooo:rsid="0592d04b"/>
    </style:style>
    <style:style style:name="T10" style:family="text">
      <style:text-properties officeooo:rsid="05953b78"/>
    </style:style>
    <style:style style:name="T11" style:family="text">
      <style:text-properties officeooo:rsid="059c065b"/>
    </style:style>
    <style:style style:name="T12" style:family="text">
      <style:text-properties officeooo:rsid="05a30ee8"/>
    </style:style>
    <style:style style:name="T13" style:family="text">
      <style:text-properties officeooo:rsid="05a8ffe8"/>
    </style:style>
    <style:style style:name="T14" style:family="text">
      <style:text-properties officeooo:rsid="052623dc"/>
    </style:style>
    <style:style style:name="T15" style:family="text">
      <style:text-properties fo:color="#000000" loext:opacity="100%" style:font-name="Monospace" fo:font-size="12pt" fo:font-style="normal" fo:font-weight="normal" officeooo:rsid="05b43595" style:font-name-asian="Noto Sans CJK SC Regular" style:font-size-asian="12pt" style:font-style-asian="normal" style:font-weight-asian="normal" style:font-name-complex="Nachlieli CLM1" style:font-size-complex="16pt" style:font-style-complex="normal" style:font-weight-complex="normal"/>
    </style:style>
    <style:style style:name="T16" style:family="text">
      <style:text-properties fo:color="#000000" loext:opacity="100%" style:font-name="Monospace" fo:font-size="12pt" fo:font-style="normal" fo:font-weight="normal" officeooo:rsid="05ba2bff" style:font-name-asian="Noto Sans CJK SC Regular" style:font-size-asian="12pt" style:font-style-asian="normal" style:font-weight-asian="normal" style:font-name-complex="Nachlieli CLM1" style:font-size-complex="16pt" style:font-style-complex="normal" style:font-weight-complex="normal"/>
    </style:style>
    <style:style style:name="T17" style:family="text">
      <style:text-properties fo:color="#000000" loext:opacity="100%" style:font-name="Monospace" fo:font-size="12pt" fo:font-style="normal" fo:font-weight="normal" officeooo:rsid="05cd8485" style:font-name-asian="Noto Sans CJK SC Regular" style:font-size-asian="12pt" style:font-style-asian="normal" style:font-weight-asian="normal" style:font-name-complex="Nachlieli CLM1" style:font-size-complex="16pt" style:font-style-complex="normal" style:font-weight-complex="normal"/>
    </style:style>
    <style:style style:name="T18" style:family="text">
      <style:text-properties fo:color="#000000" loext:opacity="100%" style:font-name="Monospace" fo:font-size="12pt" fo:font-style="normal" fo:font-weight="normal" officeooo:rsid="05d610ef" style:font-name-asian="Noto Sans CJK SC Regular" style:font-size-asian="12pt" style:font-style-asian="normal" style:font-weight-asian="normal" style:font-name-complex="Nachlieli CLM1" style:font-size-complex="16pt" style:font-style-complex="normal" style:font-weight-complex="normal"/>
    </style:style>
    <style:style style:name="T19" style:family="text">
      <style:text-properties fo:color="#000000" loext:opacity="100%" style:font-name="Monospace" fo:font-size="12pt" fo:font-style="normal" fo:font-weight="normal" officeooo:rsid="05d785ef" style:font-name-asian="Noto Sans CJK SC Regular" style:font-size-asian="12pt" style:font-style-asian="normal" style:font-weight-asian="normal" style:font-name-complex="Nachlieli CLM1" style:font-size-complex="16pt" style:font-style-complex="normal" style:font-weight-complex="normal"/>
    </style:style>
    <style:style style:name="T20" style:family="text">
      <style:text-properties fo:color="#000000" loext:opacity="100%" style:font-name="Monospace" fo:font-size="12pt" fo:font-style="normal" fo:font-weight="normal" officeooo:rsid="05dcd111" style:font-name-asian="Noto Sans CJK SC Regular" style:font-size-asian="12pt" style:font-style-asian="normal" style:font-weight-asian="normal" style:font-name-complex="Nachlieli CLM1" style:font-size-complex="16pt" style:font-style-complex="normal" style:font-weight-complex="normal"/>
    </style:style>
    <style:style style:name="T21" style:family="text">
      <style:text-properties officeooo:rsid="05b43595"/>
    </style:style>
    <style:style style:name="T22" style:family="text">
      <style:text-properties style:font-name="Monospace" style:font-size-asian="10.5pt" style:font-name-complex="David CLM1" style:font-weight-complex="normal"/>
    </style:style>
    <style:style style:name="T23" style:family="text">
      <style:text-properties style:font-name="Monospace" officeooo:rsid="05b43595" style:font-size-asian="10.5pt" style:font-name-complex="David CLM1" style:font-weight-complex="normal"/>
    </style:style>
    <style:style style:name="T24" style:family="text">
      <style:text-properties style:font-name="Monospace" officeooo:rsid="05b5e90d" style:font-size-asian="10.5pt" style:font-name-complex="David CLM1" style:font-weight-complex="normal"/>
    </style:style>
    <style:style style:name="T25" style:family="text">
      <style:text-properties style:font-name="Monospace" officeooo:rsid="05b88787" style:font-size-asian="10.5pt" style:font-name-complex="David CLM1" style:font-weight-complex="normal"/>
    </style:style>
    <style:style style:name="T26" style:family="text">
      <style:text-properties style:font-name="Monospace" officeooo:rsid="05c9cc92" style:font-size-asian="10.5pt" style:font-name-complex="David CLM1" style:font-weight-complex="normal"/>
    </style:style>
    <style:style style:name="T27" style:family="text">
      <style:text-properties style:font-name="Monospace" officeooo:rsid="05cb09ca" style:font-size-asian="10.5pt" style:font-name-complex="David CLM1" style:font-weight-complex="normal"/>
    </style:style>
    <style:style style:name="T28" style:family="text">
      <style:text-properties style:font-name="Monospace" officeooo:rsid="05cbe994" style:font-size-asian="10.5pt" style:font-name-complex="David CLM1" style:font-weight-complex="normal"/>
    </style:style>
    <style:style style:name="T29" style:family="text">
      <style:text-properties style:font-name="Monospace" officeooo:rsid="05ce8ca5" style:font-size-asian="10.5pt" style:font-name-complex="David CLM1" style:font-weight-complex="normal"/>
    </style:style>
    <style:style style:name="T30" style:family="text">
      <style:text-properties style:font-name="Monospace" officeooo:rsid="05ddc49b" style:font-size-asian="10.5pt" style:font-name-complex="David CLM1" style:font-weight-complex="normal"/>
    </style:style>
    <style:style style:name="T31" style:family="text">
      <style:text-properties style:font-name="Monospace" officeooo:rsid="05de1f54" style:font-size-asian="10.5pt" style:font-name-complex="David CLM1" style:font-weight-complex="normal"/>
    </style:style>
    <style:style style:name="T32" style:family="text">
      <style:text-properties style:font-name="Monospace" officeooo:rsid="05e014c5" style:font-size-asian="10.5pt" style:font-name-complex="David CLM1" style:font-weight-complex="normal"/>
    </style:style>
    <style:style style:name="T33" style:family="text">
      <style:text-properties style:font-name="Monospace" officeooo:rsid="05e22b62" style:font-size-asian="10.5pt" style:font-name-complex="David CLM1" style:font-weight-complex="normal"/>
    </style:style>
    <style:style style:name="T34" style:family="text">
      <style:text-properties style:font-name="Monospace" officeooo:rsid="05e37122" style:font-size-asian="10.5pt" style:font-name-complex="David CLM1" style:font-weight-complex="normal"/>
    </style:style>
    <style:style style:name="T35" style:family="text">
      <style:text-properties style:font-name="Monospace" officeooo:rsid="05e3f3f0" style:font-size-asian="10.5pt" style:font-name-complex="David CLM1" style:font-weight-complex="normal"/>
    </style:style>
    <style:style style:name="T36" style:family="text">
      <style:text-properties style:font-name="Monospace" officeooo:rsid="05e5a7a0" style:font-size-asian="10.5pt" style:font-name-complex="David CLM1" style:font-weight-complex="normal"/>
    </style:style>
    <style:style style:name="T37" style:family="text">
      <style:text-properties style:font-name="Monospace" officeooo:rsid="05e807f0" style:font-size-asian="10.5pt" style:font-name-complex="David CLM1" style:font-weight-complex="normal"/>
    </style:style>
    <style:style style:name="T38" style:family="text">
      <style:text-properties style:font-name="Monospace" officeooo:rsid="05e9814b" style:font-size-asian="10.5pt" style:font-name-complex="David CLM1" style:font-weight-complex="normal"/>
    </style:style>
    <style:style style:name="T39" style:family="text">
      <style:text-properties style:font-name="Monospace" officeooo:rsid="05ea1bad" style:font-size-asian="10.5pt" style:font-name-complex="David CLM1" style:font-weight-complex="normal"/>
    </style:style>
    <style:style style:name="T40" style:family="text">
      <style:text-properties style:font-name="Monospace" officeooo:rsid="05f01d83" style:font-size-asian="10.5pt" style:font-name-complex="David CLM1" style:font-weight-complex="normal"/>
    </style:style>
    <style:style style:name="T41" style:family="text">
      <style:text-properties style:font-name="Monospace" fo:font-weight="bold" officeooo:rsid="05e22b62" style:font-size-asian="10.5pt" style:font-weight-asian="bold" style:font-name-complex="David CLM1" style:font-weight-complex="bold"/>
    </style:style>
    <style:style style:name="T42" style:family="text">
      <style:text-properties style:font-name="Monospace" fo:language="en" fo:country="US" officeooo:rsid="05e3f3f0" style:font-size-asian="10.5pt" style:font-name-complex="David CLM1" style:font-weight-complex="normal"/>
    </style:style>
    <style:style style:name="T43" style:family="text">
      <style:text-properties style:font-name="Monospace" fo:language="en" fo:country="US" officeooo:rsid="05f01d83" style:font-size-asian="10.5pt" style:font-name-complex="David CLM1" style:font-weight-complex="normal"/>
    </style:style>
    <style:style style:name="T44" style:family="text">
      <style:text-properties officeooo:rsid="05b55798"/>
    </style:style>
    <style:style style:name="T45" style:family="text">
      <style:text-properties officeooo:rsid="05b6b1a6"/>
    </style:style>
    <style:style style:name="T46" style:family="text">
      <style:text-properties officeooo:rsid="05c02d68"/>
    </style:style>
    <style:style style:name="T47" style:family="text">
      <style:text-properties officeooo:rsid="05cbe994"/>
    </style:style>
    <style:style style:name="T48" style:family="text">
      <style:text-properties officeooo:rsid="05cd8485"/>
    </style:style>
    <style:style style:name="T49" style:family="text">
      <style:text-properties officeooo:rsid="05ce8ca5"/>
    </style:style>
    <style:style style:name="T50" style:family="text">
      <style:text-properties officeooo:rsid="05da5a3f"/>
    </style:style>
    <style:style style:name="T51" style:family="text">
      <style:text-properties officeooo:rsid="05dcd111"/>
    </style:style>
    <style:style style:name="T52" style:family="text">
      <style:text-properties officeooo:rsid="05ddc49b"/>
    </style:style>
    <style:style style:name="T53" style:family="text">
      <style:text-properties officeooo:rsid="05e20e08"/>
    </style:style>
    <style:style style:name="T54" style:family="text">
      <style:text-properties officeooo:rsid="05f01d8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span text:style-name="T1">מטלה</text:span> –<text:span text:style-name="T2"> אלגוריתמים למיקסום רווח - </text:span><text:span text:style-name="T53">פתרון</text:span></text:h>
      <text:p text:style-name="P11"/>
      <text:p text:style-name="P24">שאלה <text:span text:style-name="T51">1</text:span>: <text:span text:style-name="T19">הנחה לחיילים</text:span></text:p>
      <text:p text:style-name="P16"><text:span text:style-name="T50">אתם עוסקים בשיווק כרטיסים למופעים. </text:span><text:span text:style-name="T52">מטרתכם היא למקסם את הרווח שלכם</text:span><text:span text:style-name="T50">. </text:span><text:span text:style-name="T52">ס</text:span><text:span text:style-name="T30">קר סטטיסטי שביצעתם גילה, שהערכים של צרכנים שונים מתפלגים באופן הבא:</text:span></text:p>
      <text:list xml:id="list2197221208" text:style-name="L1">
        <text:list-item>
          <text:p text:style-name="P34">חיילים – התפלגות אחידה בין low1 ל high1;</text:p>
        </text:list-item>
        <text:list-item>
          <text:p text:style-name="P34">אזרחים – התפלגות אחידה בין low2 ל high2.</text:p>
        </text:list-item>
      </text:list>
      <text:p text:style-name="P21">נתון ש:</text:p>
      <text:list xml:id="list2235363447" text:style-name="L2">
        <text:list-item>
          <text:p text:style-name="P46">high2 &gt; high1 &gt; low2 &gt; low1 &gt; 0</text:p>
        </text:list-item>
      </text:list>
      <text:p text:style-name="P17"><text:span text:style-name="T30">כתבו ביטוי למחיר הכרטיס </text:span><text:span text:style-name="T31">לחיילים ולאזרחים, כפונקציה של הפרמטרים<text:line-break/> low1,low2,high1,high2.</text:span></text:p>
      <text:p text:style-name="P22"><text:span text:style-name="T22">הניחו שמכירת כרטיס מתבצעת לכל קונה בנפרד, בשיטת מכרז מאירסון </text:span><text:span text:style-name="T32">ל</text:span><text:span text:style-name="T22">קונה אחד.</text:span></text:p>
      <text:list xml:id="list2206473416" text:style-name="L3">
        <text:list-item>
          <text:p text:style-name="P40"><text:span text:style-name="T41">פתרון</text:span><text:span text:style-name="T33">: </text:span><text:span text:style-name="T34">מעיין</text:span></text:p>
        </text:list-item>
      </text:list>
      <text:p text:style-name="P23"/>
      <text:p text:style-name="P14"><text:span text:style-name="T14">שאלה </text:span><text:span text:style-name="T20">2</text:span><text:span text:style-name="T14">: </text:span><text:span text:style-name="T15">מכרז </text:span><text:span text:style-name="T17">ממקסם רווח ב</text:span><text:span text:style-name="T15">שפת פייתון</text:span></text:p>
      <text:p text:style-name="P25"><text:span text:style-name="T24">נתונה המחלקה הבאה, </text:span><text:span text:style-name="T23">המייצגת התפלגות אחידה בין low לבין high:</text:span></text:p>
      <text:p text:style-name="P27">class Uniform:</text:p>
      <text:p text:style-name="P28"><text:span text:style-name="T21"><text:tab/></text:span><text:span text:style-name="T23">low</text:span><text:span text:style-name="T21">: float</text:span></text:p>
      <text:p text:style-name="P30"><text:tab/>high: float</text:p>
      <text:p text:style-name="P9"><text:span text:style-name="T21">אתם </text:span><text:span text:style-name="T48">רוצים לבצע </text:span><text:span text:style-name="T21">מכרז </text:span><text:span text:style-name="T48">ממקסם-רווח בשיטת מאירסון, למכירת</text:span><text:span text:style-name="T21"> חפץ אחד.</text:span></text:p>
      <text:p text:style-name="P9"><text:span text:style-name="T48">א. כיתבו פונקציה המבצעת </text:span><text:span text:style-name="T29">את המכרז </text:span><text:span text:style-name="T48">לקונה אחד:</text:span></text:p>
      <text:p text:style-name="P27">def <text:span text:style-name="T44">max_revenue_auction(</text:span></text:p>
      <text:p text:style-name="P27"><text:span text:style-name="T44"><text:tab/>agent1: Uniform, </text:span><text:span text:style-name="T48">v</text:span><text:span text:style-name="T44">alue1: float</text:span><text:span text:style-name="T48">)</text:span><text:span text:style-name="T44">: ...</text:span></text:p>
      <text:p text:style-name="P15"><text:span text:style-name="T25">בדקו את הפונקציה שכתבתם</text:span><text:span text:style-name="T44"> בעזרת doctest.</text:span></text:p>
      <text:p text:style-name="P15"/>
      <text:p text:style-name="P10"><text:span text:style-name="T48">* </text:span><text:span text:style-name="T49">ב</text:span><text:span text:style-name="T48">. כיתבו פונקציה המבצעת </text:span><text:span text:style-name="T29">את המכרז לשני קונים</text:span><text:span text:style-name="T48">:</text:span></text:p>
      <text:p text:style-name="P26">def <text:span text:style-name="T44">max_revenue_auction(</text:span></text:p>
      <text:p text:style-name="P31"><text:tab/>agent1: Uniform, agent2: Uniform, </text:p>
      <text:p text:style-name="P31"><text:soft-page-break/><text:tab/>value1: float, value2: float): ...</text:p>
      <text:p text:style-name="P19"><text:span text:style-name="T25">בדקו את הפונקציה שכתבתם</text:span> בעזרת doctest.</text:p>
      <text:p text:style-name="P18">הפונקציה צריכה לכתוב מי הזוכה (אם יש), וכמה הוא משלם, <text:span text:style-name="T45">למשל:</text:span></text:p>
      <text:p text:style-name="P29">Agent 1 wins and pays 30</text:p>
      <text:p text:style-name="P20">או:</text:p>
      <text:p text:style-name="P29">No agent wins</text:p>
      <text:list xml:id="list114001682666750" text:continue-numbering="true" text:style-name="L3">
        <text:list-item>
          <text:p text:style-name="P44"><text:span text:style-name="T41">פתרון</text:span><text:span text:style-name="T33">: </text:span><text:span text:style-name="T35">נתנאל שלום שמעוני </text:span><text:a xlink:type="simple" xlink:href="https://github.com/NetanelShimoni/Economic-algorithms/blob/main/M_8/revenue_action.py" text:style-name="Internet_20_link" text:visited-style-name="Visited_20_Internet_20_Link"><text:span text:style-name="T42">https://github.com/NetanelShimoni/Economic-algorithms/blob/main/M_8/revenue_action</text:span></text:a><text:a xlink:type="simple" xlink:href="https://github.com/NetanelShimoni/Economic-algorithms/blob/main/M_8/revenue_action.py" text:style-name="Internet_20_link" text:visited-style-name="Visited_20_Internet_20_Link"><text:span text:style-name="T43">ag</text:span></text:a><text:a xlink:type="simple" xlink:href="https://github.com/NetanelShimoni/Economic-algorithms/blob/main/M_8/revenue_action.py" text:style-name="Internet_20_link" text:visited-style-name="Visited_20_Internet_20_Link"><text:span text:style-name="T42">.py</text:span></text:a></text:p>
        </text:list-item>
      </text:list>
      <text:p text:style-name="P45"><text:span text:style-name="T35"/></text:p>
      <text:p text:style-name="P45"><text:span text:style-name="T35"/></text:p>
      <text:p text:style-name="P35"/>
      <text:p text:style-name="P37"/>
      <text:p text:style-name="P13">* שאלה <text:span text:style-name="T20">3</text:span>: <text:span text:style-name="T9">מי נושא בנטל המס?</text:span></text:p>
      <text:p text:style-name="P5">מוכר מעוניין למכור חפץ אחד לקונה אחד ולמקסם את הרווח שלו. התפלגות הערך של הקונה אחידה בין 10 ל-30 <text:span text:style-name="T10">ש"ח.</text:span></text:p>
      <text:p text:style-name="P7"><text:span text:style-name="T9">א. הממשלה מטילה </text:span><text:span text:style-name="T47">על הקונה </text:span><text:span text:style-name="T9">מס </text:span><text:span text:style-name="T47">בגובה של </text:span><text:span text:style-name="T27">50</text:span><text:span text:style-name="T26">%</text:span><text:span text:style-name="T10"> </text:span><text:span text:style-name="T28">ממחיר הקניה</text:span><text:span text:style-name="T9">. מהו המכרז הממקסם את תוחלת הרווח של המוכר? מהי תוחלת הרווח של המוכר? ומהי תוחלת </text:span><text:span text:style-name="T11">התועלת</text:span><text:span text:style-name="T9"> של הקונה?</text:span></text:p>
      <text:p text:style-name="P8"><text:span text:style-name="T9">ב. הממשלה מטילה </text:span><text:span text:style-name="T47">על המוכר </text:span><text:span text:style-name="T9">מס </text:span><text:span text:style-name="T47">בגובה של </text:span><text:span text:style-name="T27">50</text:span><text:span text:style-name="T26">% </text:span><text:span text:style-name="T28">ממחיר המכירה</text:span><text:span text:style-name="T9">. מהו המכרז הממקסם את תוחלת הרווח של המוכר? מהי תוחלת הרווח של המוכר? ומהי תוחלת </text:span><text:span text:style-name="T11">התועלת</text:span><text:span text:style-name="T9"> של הקונה?</text:span></text:p>
      <text:list xml:id="list114001842228615" text:continue-numbering="true" text:style-name="L3">
        <text:list-item>
          <text:p text:style-name="P41"><text:span text:style-name="T41">פתרון</text:span><text:span text:style-name="T33">: </text:span><text:span text:style-name="T36">יוסי </text:span></text:p>
        </text:list-item>
      </text:list>
      <text:p text:style-name="P36"/>
      <text:p text:style-name="Heading_20_2">שאלה<text:span text:style-name="T3"> </text:span><text:span text:style-name="T18">4</text:span>: <text:span text:style-name="T4">מכרז אופטימלי לקנייה</text:span></text:p>
      <text:p text:style-name="P4">אתם מנהלים את מחלקת הרכש ברכבת ישראל. <text:span text:style-name="T7">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3"><text:span text:style-name="T6">הנהלת הרכבת מעריכה, שה</text:span>תועלת <text:span text:style-name="T8">שתפיק מהקרון </text:span>היא <text:span text:style-name="T6">U (מספר ידוע - נניח מיליארד ש"ח).</text:span></text:p>
      <text:p text:style-name="P33"><text:span text:style-name="T7">תארו מנגנון </text:span><text:span text:style-name="T40">מגלה-אמת</text:span><text:span text:style-name="T7"> לקניית קרון, שבו תוחלת התועלת של רכבת-ישראל תהיה מקסימלית.</text:span></text:p>
      <text:list xml:id="list114002147645612" text:continue-numbering="true" text:style-name="L3">
        <text:list-item>
          <text:p text:style-name="P42"><text:span text:style-name="T41">פתרון</text:span><text:span text:style-name="T33">: </text:span><text:span text:style-name="T37">מיכאל</text:span></text:p>
        </text:list-item>
      </text:list>
      <text:p text:style-name="P38"/>
      <text:p text:style-name="P12"><text:soft-page-break/><text:span text:style-name="T14">שאלה </text:span><text:span text:style-name="T16">5</text:span><text:span text:style-name="T14">: </text:span><text:span text:style-name="T12">מציאת מסלול רווחי ביותר</text:span></text:p>
      <text:p text:style-name="P6">נתון גרף קשיר לא מכוון <text:span text:style-name="T13">עם משקלים על הקשתות. </text:span>אנחנו רוצים למצוא מסלול בין <text:span text:style-name="T13">שני צמתים נתונים (בין </text:span>צומת א לצומת ב<text:span text:style-name="T13">).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text:span><text:span text:style-name="T5">תוחלת הרווח </text:span><text:span text:style-name="T13">שלנו; הדגימו על גרף </text:span><text:span text:style-name="T46">מלא </text:span><text:span text:style-name="T13">עם 4 צמתים </text:span><text:span text:style-name="T46">ו-6 קשתות.</text:span></text:p>
      <text:list xml:id="list114000901268562" text:continue-numbering="true" text:style-name="L3">
        <text:list-item>
          <text:p text:style-name="P43"><text:span text:style-name="T41">פתרון</text:span><text:span text:style-name="T33">: </text:span><text:span text:style-name="T39">יהונתן</text:span><text:span text:style-name="T38"> ריגס</text:span></text:p>
        </text:list-item>
      </text:list>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01-25T11:40:00.548000000</dc:date>
    <meta:editing-duration>P10DT16H19M3S</meta:editing-duration>
    <meta:editing-cycles>1364</meta:editing-cycles>
    <meta:document-statistic meta:table-count="0" meta:image-count="0" meta:object-count="0" meta:page-count="3" meta:paragraph-count="45" meta:word-count="454" meta:character-count="2584" meta:non-whitespace-character-count="2172"/>
  </office:meta>
</office:document-meta>
</file>